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76547" officeooo:paragraph-rsid="00082832"/>
    </style:style>
    <style:style style:name="P2" style:family="paragraph" style:parent-style-name="Text_20_body">
      <style:text-properties fo:font-weight="normal"/>
    </style:style>
    <style:style style:name="P3" style:family="paragraph" style:parent-style-name="Table_20_Contents">
      <style:paragraph-properties fo:text-align="center" style:justify-single-word="false"/>
      <style:text-properties officeooo:rsid="00082832" officeooo:paragraph-rsid="00082832"/>
    </style:style>
    <style:style style:name="P4" style:family="paragraph" style:parent-style-name="Standard" style:list-style-name="L1">
      <style:text-properties fo:font-variant="normal" fo:text-transform="none" fo:color="#a0a0a0" style:font-name="Monospace" fo:font-size="10pt" fo:letter-spacing="normal" fo:font-style="italic" fo:font-weight="normal" style:font-size-asian="10pt" style:font-style-asian="italic"/>
    </style:style>
    <style:style style:name="P5" style:family="paragraph" style:parent-style-name="Standard" style:list-style-name="L1">
      <style:text-properties fo:font-variant="normal" fo:text-transform="none" fo:color="#a0a0a0" style:font-name="Monospace" fo:font-size="10pt" fo:letter-spacing="normal" fo:font-style="italic" fo:font-weight="normal" officeooo:paragraph-rsid="00189604" style:font-size-asian="10pt" style:font-style-asian="italic"/>
    </style:style>
    <style:style style:name="P6" style:family="paragraph" style:parent-style-name="Standard" style:list-style-name="L1">
      <style:text-properties fo:color="#d9e8f7" style:font-name="Monospace1" fo:font-size="10pt" officeooo:rsid="0010ee05" style:font-size-asian="10pt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paragraph-rsid="00189604"/>
    </style:style>
    <style:style style:name="P9" style:family="paragraph" style:parent-style-name="Standard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fo:background-color="transparent" style:writing-mode="lr-tb"/>
      <style:text-properties officeooo:paragraph-rsid="00189604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f312" officeooo:paragraph-rsid="0006f312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6f312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e600" officeooo:paragraph-rsid="000de600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e8b" officeooo:paragraph-rsid="0012be8b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282d" officeooo:paragraph-rsid="00189604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282d" officeooo:paragraph-rsid="0014282d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604" officeooo:paragraph-rsid="00189604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44f" officeooo:paragraph-rsid="001cf44f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6f312" style:text-blinking="false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weight="normal" officeooo:paragraph-rsid="0006f312"/>
    </style:style>
    <style:style style:name="T1" style:family="text">
      <style:text-properties officeooo:rsid="000bcd60"/>
    </style:style>
    <style:style style:name="T2" style:family="text">
      <style:text-properties officeooo:rsid="000d6275"/>
    </style:style>
    <style:style style:name="T3" style:family="text">
      <style:text-properties officeooo:rsid="00082832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6f312" fo:background-color="transparent" loext:char-shading-value="0"/>
    </style:style>
    <style:style style:name="T6" style:family="text">
      <style:text-properties officeooo:rsid="0012be8b" fo:background-color="transparent" loext:char-shading-value="0"/>
    </style:style>
    <style:style style:name="T7" style:family="text">
      <style:text-properties officeooo:rsid="0014282d" fo:background-color="transparent" loext:char-shading-value="0"/>
    </style:style>
    <style:style style:name="T8" style:family="text">
      <style:text-properties officeooo:rsid="00189604" fo:background-color="transparent" loext:char-shading-value="0"/>
    </style:style>
    <style:style style:name="T9" style:family="text">
      <style:text-properties fo:font-style="italic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60d4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627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1827" style:text-blinking="false" fo:background-color="transparent" loext:char-shading-value="0"/>
    </style:style>
    <style:style style:name="T17" style:family="text">
      <style:text-properties fo:font-variant="normal" fo:text-transform="none" fo:color="#cc6c1d" style:text-line-through-style="none" style:text-line-through-type="none" style:font-name="Monospace1" fo:font-size="10pt" fo:font-style="normal" style:text-underline-style="none" fo:font-weight="normal" officeooo:rsid="0010ee05" style:text-blinking="false" fo:background-color="transparent" loext:char-shading-value="0" style:font-size-asian="10pt"/>
    </style:style>
    <style:style style:name="T18" style:family="text">
      <style:text-properties fo:font-variant="normal" fo:text-transform="none" fo:color="#cc6c1d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19" style:family="text">
      <style:text-properties fo:font-variant="normal" fo:text-transform="none" fo:color="#d9e8f7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20" style:family="text">
      <style:text-properties fo:font-variant="normal" fo:text-transform="none" fo:color="#1290c3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21" style:family="text">
      <style:text-properties fo:font-variant="normal" fo:text-transform="none" fo:color="#e6e6fa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22" style:family="text">
      <style:text-properties fo:font-variant="normal" fo:text-transform="none" fo:color="#96ec3f" style:text-line-through-style="none" style:text-line-through-type="none" style:font-name="Monospace1" fo:font-size="10pt" fo:font-style="italic" style:text-underline-style="none" fo:font-weight="normal" officeooo:rsid="0014282d" style:text-blinking="false" fo:background-color="transparent" loext:char-shading-value="0" style:font-size-asian="10pt" style:font-style-asian="italic"/>
    </style:style>
    <style:style style:name="T23" style:family="text">
      <style:text-properties fo:font-variant="normal" fo:text-transform="none" fo:color="#f9faf4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24" style:family="text">
      <style:text-properties fo:font-variant="normal" fo:text-transform="none" fo:color="#66e1f8" style:text-line-through-style="none" style:text-line-through-type="none" style:font-name="Monospace1" fo:font-size="10pt" fo:font-style="normal" style:text-underline-style="none" fo:font-weight="normal" officeooo:rsid="00189604" style:text-blinking="false" fo:background-color="transparent" loext:char-shading-value="0" style:font-size-asian="10pt"/>
    </style:style>
    <style:style style:name="T25" style:family="text">
      <style:text-properties fo:font-variant="normal" fo:text-transform="none" fo:color="#79abff" style:text-line-through-style="none" style:text-line-through-type="none" style:font-name="Monospace1" fo:font-size="10pt" fo:font-style="normal" style:text-underline-style="none" fo:font-weight="normal" officeooo:rsid="0014282d" style:text-blinking="false" fo:background-color="transparent" loext:char-shading-value="0" style:font-size-asian="10pt"/>
    </style:style>
    <style:style style:name="T26" style:family="text">
      <style:text-properties style:font-name="Courier New" fo:background-color="transparent" loext:char-shading-value="0"/>
    </style:style>
    <style:style style:name="T27" style:family="text">
      <style:text-properties officeooo:rsid="000de600"/>
    </style:style>
    <style:style style:name="T28" style:family="text">
      <style:text-properties fo:color="#d9e8f7" style:font-name="Monospace1" fo:font-size="10pt" style:font-size-asian="10pt"/>
    </style:style>
    <style:style style:name="T29" style:family="text">
      <style:text-properties fo:color="#cc6c1d" style:font-name="Monospace1" fo:font-size="10pt" style:font-size-asian="10pt"/>
    </style:style>
    <style:style style:name="T30" style:family="text">
      <style:text-properties fo:color="#cc6c1d" style:font-name="Monospace1" fo:font-size="10pt" officeooo:rsid="0010ee05" style:font-size-asian="10pt"/>
    </style:style>
    <style:style style:name="T31" style:family="text">
      <style:text-properties fo:color="#1eb540" style:font-name="Monospace1" fo:font-size="10pt" style:font-size-asian="10pt"/>
    </style:style>
    <style:style style:name="T32" style:family="text">
      <style:text-properties fo:color="#f9faf4" style:font-name="Monospace1" fo:font-size="10pt" style:font-size-asian="10pt"/>
    </style:style>
    <style:style style:name="T33" style:family="text">
      <style:text-properties fo:color="#1290c3" style:font-name="Monospace1" fo:font-size="10pt" style:font-size-asian="10pt"/>
    </style:style>
    <style:style style:name="T34" style:family="text">
      <style:text-properties fo:color="#79abff" style:font-name="Monospace1" fo:font-size="10pt" style:font-size-asian="10pt"/>
    </style:style>
    <style:style style:name="T35" style:family="text">
      <style:text-properties fo:color="#e6e6fa" style:font-name="Monospace1" fo:font-size="10pt" style:font-size-asian="10pt"/>
    </style:style>
    <style:style style:name="T36" style:family="text">
      <style:text-properties fo:color="#96ec3f" style:font-name="Monospace1" fo:font-size="10pt" fo:font-style="italic" style:font-size-asian="10pt" style:font-style-asian="italic"/>
    </style:style>
    <style:style style:name="T37" style:family="text">
      <style:text-properties fo:color="#66e1f8" style:font-name="Monospace1" fo:font-size="10pt" style:font-size-asian="10pt"/>
    </style:style>
    <style:style style:name="T38" style:family="text">
      <style:text-properties officeooo:rsid="0012be8b"/>
    </style:style>
    <style:style style:name="T39" style:family="text">
      <style:text-properties officeooo:rsid="0014282d"/>
    </style:style>
    <style:style style:name="T40" style:family="text">
      <style:text-properties officeooo:rsid="0016b8aa"/>
    </style:style>
    <style:style style:name="T41" style:family="text">
      <style:text-properties officeooo:rsid="00189604"/>
    </style:style>
    <style:style style:name="T42" style:family="text">
      <style:text-properties officeooo:rsid="001b1827"/>
    </style:style>
    <style:style style:name="T43" style:family="text">
      <style:text-properties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<text:span text:style-name="T2">Prueba Periodo de </text:span>Recuperación SVN</text:p>
          </table:table-cell>
        </table:table-row>
      </table:table>
      <text:p text:style-name="Standard"/>
      <text:p text:style-name="Standard"/>
      <text:list xml:id="list322759498" text:style-name="L1">
        <text:list-item>
          <text:p text:style-name="P10">Crea un repositorio en <text:span text:style-name="T1">sourceforge</text:span> y dame acceso.</text:p>
        </text:list-item>
        <text:list-item>
          <text:p text:style-name="P20"><text:span text:style-name="T14">En un directorio de la misma máquina, crea un directorio que representará un proyecto de desarrollo y añade </text:span><text:span text:style-name="T15">los ficheros que te ha proporcionado el profesor </text:span><text:span text:style-name="T16">en el fichero ListaOrdenadaGenerica.zip</text:span></text:p>
        </text:list-item>
        <text:list-item>
          <text:p text:style-name="P11">Importa ese proyecto que acabas de crear en el punto 2 al repositorio que creaste en el punto 1. <text:span text:style-name="T27">Procura que el repositorio tenga la estructura recomendada en svn.</text:span></text:p>
        </text:list-item>
        <text:list-item>
          <text:p text:style-name="P13">Obtén una copia de trabajo dentro del directorio listaOrdenada.</text:p>
        </text:list-item>
        <text:list-item>
          <text:p text:style-name="P13">Modifica el método compareTo de la clase Persona <text:span text:style-name="T40">(líneas 89 a 93 del fichero Persona.java)</text:span> y cámbialo por este:</text:p>
          <text:p text:style-name="P4">@Override</text:p>
          <text:p text:style-name="P7"><text:span text:style-name="T29">public</text:span><text:span text:style-name="T28"> </text:span><text:span text:style-name="T29">int</text:span><text:span text:style-name="T28"> </text:span><text:span text:style-name="T31">compareTo</text:span><text:span text:style-name="T32">(</text:span><text:span text:style-name="T33">Persona</text:span><text:span text:style-name="T28"> </text:span><text:span text:style-name="T34">o</text:span><text:span text:style-name="T32">)</text:span><text:span text:style-name="T28"> </text:span><text:span text:style-name="T32">{</text:span></text:p>
          <text:list>
            <text:list-header>
              <text:p text:style-name="P7"><text:span text:style-name="T30">r</text:span><text:span text:style-name="T29">eturn</text:span><text:span text:style-name="T28"> </text:span><text:span text:style-name="T33">Integer</text:span><text:span text:style-name="T35">.</text:span><text:span text:style-name="T36">compare</text:span><text:span text:style-name="T32">(</text:span><text:span text:style-name="T37">edad</text:span><text:span text:style-name="T35">,</text:span><text:span text:style-name="T28"> </text:span><text:span text:style-name="T34">o</text:span><text:span text:style-name="T35">.</text:span><text:span text:style-name="T37">edad</text:span><text:span text:style-name="T32">)</text:span><text:span text:style-name="T35">;</text:span></text:p>
            </text:list-header>
          </text:list>
          <text:p text:style-name="P6">}</text:p>
        </text:list-item>
        <text:list-item>
          <text:p text:style-name="P14">Añade la clase Contenedor.java <text:span text:style-name="T42">que te ha proporcionado el profesor.</text:span></text:p>
        </text:list-item>
        <text:list-item>
          <text:p text:style-name="P11">Elimina <text:span text:style-name="T38">los ficheros compilados </text:span><text:span text:style-name="T40">(todos los ficheros dentro del directorio bin/prueba, </text:span><text:span text:style-name="T41">son los ficheros .class)</text:span></text:p>
        </text:list-item>
        <text:list-item>
          <text:p text:style-name="P11">Mira el estado de la copia de trabajo y comprueba los códigos asociados a los archivos modificados.</text:p>
        </text:list-item>
        <text:list-item>
          <text:p text:style-name="P11">Añade al control de versiones los archivos nuevos y elimina los archivos borrados. Crea una nueva revisión con los cambios realizados.</text:p>
        </text:list-item>
        <text:list-item>
          <text:p text:style-name="P11">Mira en qué revisión se encuentra la copia de trabajo y mira todos los registros.</text:p>
        </text:list-item>
        <text:list-item>
          <text:p text:style-name="P14">Queremos que la clase Persona vuelva al comparador anterior.</text:p>
        </text:list-item>
        <text:list-item>
          <text:p text:style-name="P11">Manda una nueva revisión al repositorio.</text:p>
        </text:list-item>
        <text:list-item>
          <text:p text:style-name="P11">Repite el punto 10. ¿Qué ha ocurrido?.</text:p>
        </text:list-item>
        <text:list-item>
          <text:p text:style-name="P11">Actualiza la copia de trabajo y repite el punto 10. ¿Qué ha ocurrido?.</text:p>
        </text:list-item>
        <text:list-item>
          <text:p text:style-name="P18">Recupera uno de los ficheros compilados que eliminaste en el punto 7, asegúrate que se recupere también en el repositorio.</text:p>
        </text:list-item>
        <text:list-item>
          <text:p text:style-name="P19"><text:bookmark text:name="docs-internal-guid-f7ee73e8-7fff-ed7b-8c63-85efbe70273b"/><text:span text:style-name="T4">Crea una rama privada de desarrollo sobre el directorio </text:span><text:span text:style-name="T26">branches</text:span><text:span text:style-name="T4"> del proyecto. Llámala </text:span><text:span text:style-name="T6">canelaEnRama</text:span><text:span text:style-name="T4">.</text:span></text:p>
        </text:list-item>
        <text:list-item>
          <text:p text:style-name="P12">Haz una copia de trabajo de dicha rama <text:span text:style-name="T38">en el directorio canela</text:span>. </text:p>
        </text:list-item>
        <text:list-item>
          <text:p text:style-name="P19"><text:span text:style-name="T4">Usa </text:span><text:span text:style-name="T26">svn info</text:span><text:span text:style-name="T4"> para tener claro que has hecho una copia de trabajo de la rama </text:span><text:span text:style-name="T8">y pon una captura con el resultado.</text:span></text:p>
        </text:list-item>
        <text:list-item>
          <text:p text:style-name="P19"><text:span text:style-name="T4">Realiza una sesión de trabajo </text:span><text:span text:style-name="T8">en la rama que has creado</text:span><text:span text:style-name="T4"> siguiendo los </text:span><text:span text:style-name="T5">siguientes </text:span><text:span text:style-name="T4">pasos:</text:span></text:p>
          <text:list>
            <text:list-item>
              <text:p text:style-name="P12"><text:bookmark text:name="docs-internal-guid-d81e8aea-7fff-9af3-e450-cf8be280f425"/>Actualiza tu copia de trabajo.</text:p>
            </text:list-item>
            <text:list-item>
              <text:p text:style-name="P12">Modifica <text:span text:style-name="T39">el método compareTo de la clase Persona como hicimos antes</text:span>. <text:span text:style-name="T39">Añade algún fichero, </text:span><text:span text:style-name="T41">por ejemplo un Readme.md en la raíz del proyecto.</text:span></text:p>
            </text:list-item>
            <text:list-item>
              <text:p text:style-name="P15">En la rama trunk añade el atributo color de tipo String a la clase Contenedor. <text:span text:style-name="T41">Para ello añade debajo de la línea 7 la siguiente línea:</text:span></text:p>
              <text:p text:style-name="P17"><text:soft-page-break/>private String color;</text:p>
              <text:p text:style-name="P15">Sube los cambios al repositorio.</text:p>
            </text:list-item>
            <text:list-item>
              <text:p text:style-name="P19"><text:span text:style-name="T7">En la rama canelaEnRama c</text:span><text:span text:style-name="T4">onsulta el estado de tu copia de trabajo respecto a la última revisión que actualizaste y respecto a la última revisión que haya en el repositorio. </text:span><text:span text:style-name="T7">Indica las diferencias </text:span><text:span text:style-name="T8">y pon una captura de cada una de ellas.</text:span></text:p>
            </text:list-item>
            <text:list-item>
              <text:p text:style-name="P16">Revisa los cambios realizados en los ficheros que has tocado respecto a la última revisión que actualizaste <text:s/>y respecto de la última revisión que haya en el repositorio.</text:p>
            </text:list-item>
            <text:list-item>
              <text:p text:style-name="P16">Incorpora los cambios de la rama trunk a la rama canelaEnRama. </text:p>
            </text:list-item>
            <text:list-item>
              <text:p text:style-name="P19"><text:span text:style-name="T4">Envía los cambios al repositorio creando una nueva revisión (</text:span><text:span text:style-name="T9">commit</text:span><text:span text:style-name="T4">). </text:span></text:p>
            </text:list-item>
          </text:list>
          <text:p text:style-name="P19"/>
        </text:list-item>
        <text:list-item>
          <text:p text:style-name="P16">En la rama trunk modifica el método compareTo para que compare por nombre. <text:span text:style-name="T41">Cambia las líneas 89 a 92 por estas:</text:span></text:p>
          <text:p text:style-name="P5">@Override</text:p>
          <text:p text:style-name="P8"><text:span text:style-name="T29">public</text:span><text:span text:style-name="T28"> </text:span><text:span text:style-name="T29">int</text:span><text:span text:style-name="T28"> </text:span><text:span text:style-name="T31">compareTo</text:span><text:span text:style-name="T32">(</text:span><text:span text:style-name="T33">Persona</text:span><text:span text:style-name="T28"> </text:span><text:span text:style-name="T34">o</text:span><text:span text:style-name="T32">)</text:span><text:span text:style-name="T28"> </text:span><text:span text:style-name="T32">{</text:span></text:p>
          <text:list>
            <text:list-header>
              <text:p text:style-name="P9"><text:span text:style-name="T17">r</text:span><text:span text:style-name="T18">eturn</text:span><text:span text:style-name="T19"> </text:span><text:span text:style-name="T20">Integer</text:span><text:span text:style-name="T21">.</text:span><text:span text:style-name="T22">compare</text:span><text:span text:style-name="T23">(</text:span><text:span text:style-name="T24">nombre</text:span><text:span text:style-name="T21">,</text:span><text:span text:style-name="T19"> </text:span><text:span text:style-name="T25">o</text:span><text:span text:style-name="T21">.</text:span><text:span text:style-name="T24">nombre;</text:span></text:p>
            </text:list-header>
          </text:list>
        </text:list-item>
        <text:list-item>
          <text:p text:style-name="P21"><text:span text:style-name="T12">Reintegra tu rama privada con el desarrollo principal del proyecto (</text:span><text:span text:style-name="T11">trunk</text:span><text:span text:style-name="T12">). </text:span><text:span text:style-name="T13">El método compareTo de la clase Persona debe quedar comparando por edad.</text:span></text:p>
        </text:list-item>
      </text:list>
      <text:p text:style-name="P2"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76547" officeooo:paragraph-rsid="00082832"/>
    </style:style>
    <style:style style:name="MT1" style:family="text">
      <style:text-properties officeooo:rsid="000bcd60"/>
    </style:style>
    <style:style style:name="MT2" style:family="text">
      <style:text-properties officeooo:rsid="000d6275"/>
    </style:style>
    <style:style style:name="MT3" style:family="text">
      <style:text-properties officeooo:rsid="000828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Desarrollo de Aplicaciones Web<text:tab/><text:tab/>Entornos de Desarrollo</text:p>
        <text:p text:style-name="MP1">IES Jacarandá<text:tab/><text:tab/><text:span text:style-name="MT1">jueves</text:span>, <text:span text:style-name="MT2">18</text:span> de <text:span text:style-name="MT3">junio</text:span> de 20<text:span text:style-name="MT1">2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21:22:01.238783488</meta:creation-date>
    <dc:date>2021-02-01T11:21:34.835493612</dc:date>
    <meta:editing-duration>PT13M15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2" meta:paragraph-count="41" meta:word-count="557" meta:character-count="3288" meta:non-whitespace-character-count="2792"/>
  </office:meta>
</office:document-meta>
</file>